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4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0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3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5" style:family="graphic" style:parent-style-name="standard">
      <style:graphic-properties draw:stroke="none" draw:fill="none" fo:min-height="6.634cm"/>
    </style:style>
    <style:style style:name="gr6" style:family="graphic" style:parent-style-name="standard">
      <style:graphic-properties draw:stroke="none" draw:fill="none" fo:min-height="3.686cm"/>
    </style:style>
    <style:style style:name="gr7" style:family="graphic" style:parent-style-name="standard">
      <style:graphic-properties draw:stroke="none" draw:fill="none" fo:min-height="12.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8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71cm" fo:min-width="0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style:font-name="Consolas"/>
    </style:style>
    <style:style style:name="P3" style:family="paragraph">
      <loext:graphic-properties draw:fill="none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25cm" svg:height="9.095cm" svg:x="2.3cm" svg:y="0.5cm">
          <draw:text-box>
            <text:p><text:span text:style-name="T1">Text</text:span></text:p>
            <text:p><text:span text:style-name="T1">larin_an</text:span></text:p>
            <text:p><text:span text:style-name="T1">108, 97, </text:span><text:span text:style-name="T1">114, 105, </text:span><text:span text:style-name="T1">110, 95, 97, </text:span><text:span text:style-name="T1">110</text:span></text:p>
            <text:p><text:span text:style-name="T1"/></text:p>
            <text:p text:style-name="P1"><text:span text:style-name="T1">01101100</text:span></text:p>
            <text:p text:style-name="P1"><text:span text:style-name="T1">01100001</text:span></text:p>
            <text:p text:style-name="P1"><text:span text:style-name="T1">01110010</text:span></text:p>
            <text:p text:style-name="P1"><text:span text:style-name="T1">01101001</text:span></text:p>
            <text:p text:style-name="P1"><text:span text:style-name="T1">01101110</text:span></text:p>
            <text:p text:style-name="P1"><text:span text:style-name="T1">01011111</text:span></text:p>
            <text:p text:style-name="P1"><text:span text:style-name="T1">01100001</text:span></text:p>
            <text:p><text:span text:style-name="T1">01101110</text:span></text:p>
          </draw:text-box>
        </draw:frame>
        <draw:frame draw:style-name="gr2" draw:text-style-name="P2" draw:layer="layout" svg:width="11.25cm" svg:height="8.358cm" svg:x="16.55cm" svg:y="0.512cm">
          <draw:text-box>
            <text:p><text:span text:style-name="T1">Key</text:span></text:p>
            <text:p><text:span text:style-name="T1">838310d</text:span></text:p>
            <text:p><text:span text:style-name="T1">56, 51, 56, </text:span><text:span text:style-name="T1">51, 49, 48, </text:span><text:span text:style-name="T1">100</text:span></text:p>
            <text:p><text:span text:style-name="T1"/></text:p>
            <text:p><text:span text:style-name="T1">00111000</text:span></text:p>
            <text:p><text:span text:style-name="T1">00110011 </text:span></text:p>
            <text:p><text:span text:style-name="T1">00111000</text:span></text:p>
            <text:p><text:span text:style-name="T1">00110011 </text:span></text:p>
            <text:p><text:span text:style-name="T1">00110001</text:span></text:p>
            <text:p><text:span text:style-name="T1">00110000 </text:span></text:p>
            <text:p><text:span text:style-name="T1">01100100</text:span></text:p>
          </draw:text-box>
        </draw:frame>
        <draw:frame draw:style-name="gr3" draw:text-style-name="P2" draw:layer="layout" svg:width="4.1cm" svg:height="6.884cm" svg:x="2.3cm" svg:y="10.8cm">
          <draw:text-box>
            <text:p><text:span text:style-name="T1">11111111</text:span></text:p>
            <text:p><text:span text:style-name="T1">00100100</text:span></text:p>
            <text:p><text:span text:style-name="T1">10110001</text:span></text:p>
            <text:p><text:span text:style-name="T1">01101010</text:span></text:p>
            <text:p><text:span text:style-name="T1">00000000</text:span></text:p>
            <text:p><text:span text:style-name="T1">11011111</text:span></text:p>
            <text:p><text:span text:style-name="T1">10111001</text:span></text:p>
            <text:p><text:span text:style-name="T1">10110100</text:span></text:p>
            <text:p><text:span text:style-name="T1"/></text:p>
          </draw:text-box>
        </draw:frame>
        <draw:frame draw:style-name="gr4" draw:text-style-name="P2" draw:layer="layout" svg:width="4.1cm" svg:height="0.988cm" svg:x="2.3cm" svg:y="9.916cm">
          <draw:text-box>
            <text:p><text:span text:style-name="T1">Perm</text:span></text:p>
          </draw:text-box>
        </draw:frame>
        <draw:frame draw:style-name="gr5" draw:text-style-name="P3" draw:layer="layout" svg:width="4.312cm" svg:height="6.884cm" svg:x="16.6cm" svg:y="9.137cm">
          <draw:text-box>
            <text:p><text:span text:style-name="T1">Key 54 bit</text:span></text:p>
            <text:p text:style-name="P1"><text:span text:style-name="T1">0000000</text:span></text:p>
            <text:p text:style-name="P1"><text:span text:style-name="T1">0000001</text:span></text:p>
            <text:p text:style-name="P1"><text:span text:style-name="T1">1111111</text:span></text:p>
            <text:p text:style-name="P1"><text:span text:style-name="T1">1111110</text:span></text:p>
            <text:p text:style-name="P1"><text:span text:style-name="T1">1010000</text:span></text:p>
            <text:p text:style-name="P1"><text:span text:style-name="T1">0000001</text:span></text:p>
            <text:p text:style-name="P1"><text:span text:style-name="T1">0101000</text:span></text:p>
            <text:p><text:span text:style-name="T1">0101100</text:span></text:p>
          </draw:text-box>
        </draw:frame>
        <draw:frame draw:style-name="gr6" draw:text-style-name="P3" draw:layer="layout" svg:width="4.312cm" svg:height="3.936cm" svg:x="16.7cm" svg:y="16.437cm">
          <draw:text-box>
            <text:p><text:span text:style-name="T1">L</text:span></text:p>
            <text:p text:style-name="P1"><text:span text:style-name="T1">0000000</text:span></text:p>
            <text:p text:style-name="P1"><text:span text:style-name="T1">0000001</text:span></text:p>
            <text:p text:style-name="P1"><text:span text:style-name="T1">1111111</text:span></text:p>
            <text:p><text:span text:style-name="T1">1111110</text:span></text:p>
          </draw:text-box>
        </draw:frame>
        <draw:frame draw:style-name="gr6" draw:text-style-name="P3" draw:layer="layout" svg:width="3.169cm" svg:height="3.936cm" svg:x="20.331cm" svg:y="16.4cm">
          <draw:text-box>
            <text:p><text:span text:style-name="T1">R</text:span></text:p>
            <text:p><text:span text:style-name="T1">1010000</text:span></text:p>
            <text:p><text:span text:style-name="T1">0000001</text:span></text:p>
            <text:p><text:span text:style-name="T1">0101000</text:span></text:p>
            <text:p><text:span text:style-name="T1">0101100</text:span></text:p>
          </draw:text-box>
        </draw:frame>
        <draw:frame draw:style-name="gr6" draw:text-style-name="P3" draw:layer="layout" svg:width="4.312cm" svg:height="3.936cm" svg:x="16.788cm" svg:y="20.4cm">
          <draw:text-box>
            <text:p><text:span text:style-name="T1">L&gt;&gt;</text:span></text:p>
            <text:p text:style-name="P1"><text:span text:style-name="T1">0000000</text:span></text:p>
            <text:p text:style-name="P1"><text:span text:style-name="T1">0000010</text:span></text:p>
            <text:p text:style-name="P1"><text:span text:style-name="T1">1111111</text:span></text:p>
            <text:p><text:span text:style-name="T1">1111101</text:span></text:p>
          </draw:text-box>
        </draw:frame>
        <draw:frame draw:style-name="gr6" draw:text-style-name="P3" draw:layer="layout" svg:width="3.169cm" svg:height="3.936cm" svg:x="20.331cm" svg:y="20.4cm">
          <draw:text-box>
            <text:p><text:span text:style-name="T1">R&gt;&gt;</text:span></text:p>
            <text:p><text:span text:style-name="T2">010000</text:span><text:span text:style-name="T1">1</text:span></text:p>
            <text:p><text:span text:style-name="T2">000001</text:span><text:span text:style-name="T1">0</text:span></text:p>
            <text:p><text:span text:style-name="T2">101000</text:span><text:span text:style-name="T1">0</text:span></text:p>
            <text:p><text:span text:style-name="T2">101100</text:span><text:span text:style-name="T1">0</text:span></text:p>
          </draw:text-box>
        </draw:frame>
        <draw:frame draw:style-name="gr5" draw:text-style-name="P3" draw:layer="layout" svg:width="4.312cm" svg:height="6.884cm" svg:x="16.788cm" svg:y="24.264cm">
          <draw:text-box>
            <text:p><text:span text:style-name="T1">K'</text:span></text:p>
            <text:p text:style-name="P1"><text:span text:style-name="T1">0000000</text:span></text:p>
            <text:p text:style-name="P1"><text:span text:style-name="T1">0000010</text:span></text:p>
            <text:p text:style-name="P1"><text:span text:style-name="T1">1111111</text:span></text:p>
            <text:p><text:span text:style-name="T1">1111101</text:span></text:p>
            <text:p text:style-name="P1"><text:span text:style-name="T2">010000</text:span><text:span text:style-name="T1">1</text:span></text:p>
            <text:p text:style-name="P1"><text:span text:style-name="T2">000001</text:span><text:span text:style-name="T1">0</text:span></text:p>
            <text:p text:style-name="P1"><text:span text:style-name="T2">101000</text:span><text:span text:style-name="T1">0</text:span></text:p>
            <text:p><text:span text:style-name="T2">101100</text:span><text:span text:style-name="T1">0</text:span></text:p>
          </draw:text-box>
        </draw:frame>
        <draw:frame draw:style-name="gr7" draw:text-style-name="P3" draw:layer="layout" svg:width="7.612cm" svg:height="12.78cm" svg:x="20.388cm" svg:y="24.264cm">
          <draw:text-box>
            <text:p><text:span text:style-name="T1">PC2</text:span></text:p>
            <text:p text:style-name="P1"><text:span text:style-name="T1">14 17 11 24 <text:s/></text:span><text:span text:style-name="T1">1 <text:s/>5</text:span></text:p>
            <text:p text:style-name="P1"><text:span text:style-name="T1"><text:s/></text:span><text:span text:style-name="T1">3 28 15 <text:s/>6 </text:span><text:span text:style-name="T1">21 10</text:span></text:p>
            <text:p text:style-name="P1"><text:span text:style-name="T1">23 19 12 <text:s/>4 </text:span><text:span text:style-name="T1">26 <text:s/>8</text:span></text:p>
            <text:p text:style-name="P1"><text:span text:style-name="T1">18 <text:s/>7 27 20 </text:span><text:span text:style-name="T1">13 <text:s/>2</text:span></text:p>
            <text:p text:style-name="P1"><text:span text:style-name="T1">41 52 31 37 </text:span><text:span text:style-name="T1">47 55</text:span></text:p>
            <text:p text:style-name="P1"><text:span text:style-name="T1">30 40 51 45 </text:span><text:span text:style-name="T1">33 48</text:span></text:p>
            <text:p text:style-name="P1"><text:span text:style-name="T1">44 49 39 56 </text:span><text:span text:style-name="T1">34 53</text:span></text:p>
            <text:p text:style-name="P1"><text:span text:style-name="T1">46 42 50 36 </text:span><text:span text:style-name="T1">29 32</text:span></text:p>
          </draw:text-box>
        </draw:frame>
        <draw:frame draw:style-name="gr5" draw:text-style-name="P3" draw:layer="layout" svg:width="4.312cm" svg:height="6.884cm" svg:x="16.905cm" svg:y="31.3cm">
          <draw:text-box>
            <text:p><text:span text:style-name="T1">K[1]</text:span></text:p>
            <text:p text:style-name="P1"><text:span text:style-name="T1">110100</text:span></text:p>
            <text:p text:style-name="P1"><text:span text:style-name="T1">000010</text:span></text:p>
            <text:p text:style-name="P1"><text:span text:style-name="T1">110010</text:span></text:p>
            <text:p text:style-name="P1"><text:span text:style-name="T1">101100</text:span></text:p>
            <text:p text:style-name="P1"><text:span text:style-name="T1">001000</text:span></text:p>
            <text:p text:style-name="P1"><text:span text:style-name="T1">001000</text:span></text:p>
            <text:p text:style-name="P1"><text:span text:style-name="T1">100001</text:span></text:p>
            <text:p text:style-name="P1"><text:span text:style-name="T1">110110</text:span></text:p>
          </draw:text-box>
        </draw:frame>
        <draw:frame draw:style-name="gr8" draw:text-style-name="P2" draw:layer="layout" svg:width="4.1cm" svg:height="3.936cm" svg:x="2.4cm" svg:y="17.6cm">
          <draw:text-box>
            <text:p><text:span text:style-name="T1">L0</text:span></text:p>
            <text:p text:style-name="P1"><text:span text:style-name="T1">11111111</text:span></text:p>
            <text:p text:style-name="P1"><text:span text:style-name="T1">00100100</text:span></text:p>
            <text:p text:style-name="P1"><text:span text:style-name="T1">10110001</text:span></text:p>
            <text:p><text:span text:style-name="T1">01101010</text:span></text:p>
          </draw:text-box>
        </draw:frame>
        <draw:frame draw:style-name="gr8" draw:text-style-name="P2" draw:layer="layout" svg:width="4.1cm" svg:height="3.936cm" svg:x="2.4cm" svg:y="22.1cm">
          <draw:text-box>
            <text:p><text:span text:style-name="T1">R0</text:span></text:p>
            <text:p text:style-name="P1"><text:span text:style-name="T1">00000000</text:span></text:p>
            <text:p text:style-name="P1"><text:span text:style-name="T1">11011111</text:span></text:p>
            <text:p text:style-name="P1"><text:span text:style-name="T1">10111001</text:span></text:p>
            <text:p><text:span text:style-name="T1">10110100</text:span></text:p>
          </draw:text-box>
        </draw:frame>
        <draw:frame draw:style-name="gr3" draw:text-style-name="P2" draw:layer="layout" svg:width="8.9cm" svg:height="6.884cm" svg:x="2.4cm" svg:y="26.4cm">
          <draw:text-box>
            <text:p><text:span text:style-name="T1">E</text:span></text:p>
            <text:p><text:span text:style-name="T1">32 <text:s/>1 <text:s/>2 <text:s/>3 <text:s/></text:span><text:span text:style-name="T1">4 <text:s/>5</text:span></text:p>
            <text:p><text:span text:style-name="T1"><text:s/></text:span><text:span text:style-name="T1">4 <text:s/>5 <text:s/>6 <text:s/>7 <text:s/></text:span><text:span text:style-name="T1">8 <text:s/>9</text:span></text:p>
            <text:p><text:span text:style-name="T1"><text:s/></text:span><text:span text:style-name="T1">8 <text:s/>9 10 11 </text:span><text:span text:style-name="T1">12 13</text:span></text:p>
            <text:p><text:span text:style-name="T1">12 13 14 15 </text:span><text:span text:style-name="T1">16 17</text:span></text:p>
            <text:p><text:span text:style-name="T1">16 17 18 19 </text:span><text:span text:style-name="T1">20 21</text:span></text:p>
            <text:p><text:span text:style-name="T1">20 22 23 24 </text:span><text:span text:style-name="T1">25 26</text:span></text:p>
            <text:p><text:span text:style-name="T1">24 25 26 27 </text:span><text:span text:style-name="T1">28 29</text:span></text:p>
            <text:p><text:span text:style-name="T1">28 29 30 31 </text:span><text:span text:style-name="T1">32 <text:s/>1 </text:span></text:p>
          </draw:text-box>
        </draw:frame>
        <draw:frame draw:style-name="gr9" draw:text-style-name="P2" draw:layer="layout" svg:width="8.9cm" svg:height="5.41cm" svg:x="2.4cm" svg:y="39.5cm">
          <draw:text-box>
            <text:p><text:span text:style-name="T1">ER0</text:span></text:p>
            <text:p><text:span text:style-name="T1">00000000</text:span></text:p>
            <text:p><text:span text:style-name="T1">00010110</text:span></text:p>
            <text:p><text:span text:style-name="T1">11111111</text:span></text:p>
            <text:p><text:span text:style-name="T1">11011110</text:span></text:p>
            <text:p><text:span text:style-name="T1">01101101</text:span></text:p>
            <text:p><text:span text:style-name="T1">10101000</text:span></text:p>
          </draw:text-box>
        </draw:frame>
        <draw:frame draw:style-name="gr10" draw:text-style-name="P2" draw:layer="layout" svg:width="8.9cm" svg:height="6.4cm" svg:x="2.4cm" svg:y="45cm">
          <draw:text-box>
            <text:p><text:span text:style-name="T1">EL0</text:span></text:p>
            <text:p><text:span text:style-name="T1">01111111</text:span></text:p>
            <text:p><text:span text:style-name="T1">11101001</text:span></text:p>
            <text:p><text:span text:style-name="T1">00001001</text:span></text:p>
            <text:p><text:span text:style-name="T1">01011010</text:span></text:p>
            <text:p><text:span text:style-name="T1">01011011</text:span></text:p>
            <text:p><text:span text:style-name="T1">01010101</text:span></text:p>
          </draw:text-box>
        </draw:frame>
        <draw:frame draw:style-name="gr3" draw:text-style-name="P2" draw:layer="layout" svg:width="8.9cm" svg:height="6.884cm" svg:x="8.3cm" svg:y="39.5cm">
          <draw:text-box>
            <text:p><text:span text:style-name="T1">B = ER0 + K1</text:span></text:p>
            <text:p><text:span text:style-name="T1">110100</text:span></text:p>
            <text:p><text:span text:style-name="T1">000011</text:span></text:p>
            <text:p><text:span text:style-name="T1">101001</text:span></text:p>
            <text:p><text:span text:style-name="T1">010011</text:span></text:p>
            <text:p><text:span text:style-name="T1">111111</text:span></text:p>
            <text:p><text:span text:style-name="T1">101110</text:span></text:p>
            <text:p><text:span text:style-name="T1">010111</text:span></text:p>
            <text:p><text:span text:style-name="T1">011110</text:span></text:p>
          </draw:text-box>
        </draw:frame>
        <draw:frame draw:style-name="gr11" draw:text-style-name="P2" draw:layer="layout" svg:width="8.9cm" svg:height="7.621cm" svg:x="14.1cm" svg:y="39.516cm">
          <draw:text-box>
            <text:p><text:span text:style-name="T1">B' = R</text:span></text:p>
            <text:p><text:span text:style-name="T1">1001</text:span></text:p>
            <text:p><text:span text:style-name="T1">1101</text:span></text:p>
            <text:p><text:span text:style-name="T1">0110</text:span></text:p>
            <text:p><text:span text:style-name="T1">0111</text:span></text:p>
            <text:p><text:span text:style-name="T1">0011</text:span></text:p>
            <text:p><text:span text:style-name="T1">0011</text:span></text:p>
            <text:p><text:span text:style-name="T1">1100</text:span></text:p>
            <text:p><text:span text:style-name="T1">0111</text:span></text:p>
            <text:p><text:span text:style-name="T1"/></text:p>
          </draw:text-box>
        </draw:frame>
        <draw:frame draw:style-name="gr12" draw:text-style-name="P2" draw:layer="layout" svg:width="1.7cm" svg:height="0.988cm" svg:x="2.4cm" svg:y="38.312cm">
          <draw:text-box>
            <text:p><text:span text:style-name="T1">|F|</text:span></text:p>
          </draw:text-box>
        </draw:frame>
        <draw:frame draw:style-name="gr13" draw:text-style-name="P2" draw:layer="layout" svg:width="9.7cm" svg:height="3.936cm" svg:x="2.4cm" svg:y="50.779cm">
          <draw:text-box>
            <text:p><text:span text:style-name="T1">P</text:span></text:p>
            <text:p><text:span text:style-name="T1">16 <text:s/>7 20 21 29 </text:span><text:span text:style-name="T1">12 28 17</text:span></text:p>
            <text:p><text:span text:style-name="T1"><text:s/></text:span><text:span text:style-name="T1">1 15 23 26 <text:s/>5 </text:span><text:span text:style-name="T1">18 31 10</text:span></text:p>
            <text:p><text:span text:style-name="T1"><text:s/></text:span><text:span text:style-name="T1">2 <text:s/>8 24 14 32 </text:span><text:span text:style-name="T1">27 <text:s/>3 <text:s/>9</text:span></text:p>
            <text:p><text:span text:style-name="T1">19 13 30 <text:s/>6 22 </text:span><text:span text:style-name="T1">11 <text:s/>4 25 <text:s/></text:span></text:p>
          </draw:text-box>
        </draw:frame>
        <draw:frame draw:style-name="gr13" draw:text-style-name="P2" draw:layer="layout" svg:width="9.7cm" svg:height="6.884cm" svg:x="12.1cm" svg:y="50.764cm">
          <draw:text-box>
            <text:p><text:span text:style-name="T1">PR = </text:span><text:span text:style-name="T1">f0(R0,K1)</text:span></text:p>
            <text:p><text:span text:style-name="T1">1001</text:span></text:p>
            <text:p><text:span text:style-name="T1">1101</text:span></text:p>
            <text:p><text:span text:style-name="T1">0110</text:span></text:p>
            <text:p><text:span text:style-name="T1">0111</text:span></text:p>
            <text:p><text:span text:style-name="T1">0011</text:span></text:p>
            <text:p><text:span text:style-name="T1">0011</text:span></text:p>
            <text:p><text:span text:style-name="T1">1100</text:span></text:p>
            <text:p><text:span text:style-name="T1">0111</text:span></text:p>
          </draw:text-box>
        </draw:frame>
        <draw:frame draw:style-name="gr13" draw:text-style-name="P2" draw:layer="layout" svg:width="9.7cm" svg:height="3.936cm" svg:x="2.4cm" svg:y="57.8cm">
          <draw:text-box>
            <text:p><text:span text:style-name="T1">R1 = </text:span><text:span text:style-name="T1">f0(R0,</text:span><text:span text:style-name="T1">K1) </text:span><text:span text:style-name="T1">xor L0</text:span></text:p>
            <text:p><text:span text:style-name="T1">010111</text:span><text:span text:style-name="T1">11</text:span></text:p>
            <text:p><text:span text:style-name="T1">110111</text:span><text:span text:style-name="T1">11</text:span></text:p>
            <text:p><text:span text:style-name="T1">110010</text:span><text:span text:style-name="T1">01</text:span></text:p>
            <text:p><text:span text:style-name="T1">110111</text:span><text:span text:style-name="T1">01</text:span></text:p>
          </draw:text-box>
        </draw:frame>
        <draw:frame draw:style-name="gr13" draw:text-style-name="P2" draw:layer="layout" svg:width="9.7cm" svg:height="4.673cm" svg:x="12.1cm" svg:y="57.9cm">
          <draw:text-box>
            <text:p><text:span text:style-name="T1">L1 = R0</text:span></text:p>
            <text:p text:style-name="P1"><text:span text:style-name="T1">00000000</text:span></text:p>
            <text:p text:style-name="P1"><text:span text:style-name="T1">11011111</text:span></text:p>
            <text:p text:style-name="P1"><text:span text:style-name="T1">10111001</text:span></text:p>
            <text:p><text:span text:style-name="T1">10110100</text:span></text:p>
            <text:p><text:span text:style-name="T1"/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8T21:41:49.843171959</meta:creation-date>
    <dc:date>2021-10-23T19:49:47.904825005</dc:date>
    <meta:editing-duration>PT7H34M51S</meta:editing-duration>
    <meta:editing-cycles>5</meta:editing-cycles>
    <meta:generator>LibreOffice/6.0.7.3$Linux_X86_64 LibreOffice_project/00m0$Build-3</meta:generator>
    <meta:document-statistic meta:object-count="24"/>
  </office:meta>
</office:document-meta>
</file>